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ira Sans" officeooo:rsid="00183972" officeooo:paragraph-rsid="00183972"/>
    </style:style>
    <style:style style:name="P2" style:family="paragraph" style:parent-style-name="Standard">
      <style:text-properties style:font-name="Fira Sans" officeooo:rsid="00185e63" officeooo:paragraph-rsid="00185e63"/>
    </style:style>
    <style:style style:name="P3" style:family="paragraph" style:parent-style-name="Standard">
      <style:text-properties style:font-name="Fira Sans" officeooo:rsid="0019b028" officeooo:paragraph-rsid="0019b028"/>
    </style:style>
    <style:style style:name="P4" style:family="paragraph" style:parent-style-name="Standard">
      <style:text-properties style:font-name="Fira Sans" officeooo:rsid="001b32b0" officeooo:paragraph-rsid="001b32b0"/>
    </style:style>
    <style:style style:name="P5" style:family="paragraph" style:parent-style-name="Standard">
      <style:text-properties style:font-name="Fira Sans" officeooo:rsid="001be6bf" officeooo:paragraph-rsid="001be6bf"/>
    </style:style>
    <style:style style:name="P6" style:family="paragraph" style:parent-style-name="Standard">
      <style:text-properties style:font-name="Fira Sans" officeooo:rsid="001d6c65" officeooo:paragraph-rsid="001d6c65"/>
    </style:style>
    <style:style style:name="P7" style:family="paragraph" style:parent-style-name="Standard">
      <style:text-properties style:font-name="Fira Sans" officeooo:rsid="001ea9a9" officeooo:paragraph-rsid="001ea9a9"/>
    </style:style>
    <style:style style:name="P8" style:family="paragraph" style:parent-style-name="Text_20_body">
      <style:text-properties style:font-name="Fira Sans" officeooo:rsid="002214a7" officeooo:paragraph-rsid="002214a7"/>
    </style:style>
    <style:style style:name="P9" style:family="paragraph" style:parent-style-name="Text_20_body">
      <style:text-properties style:font-name="Fira Sans" officeooo:rsid="00247e33" officeooo:paragraph-rsid="00270a00"/>
    </style:style>
    <style:style style:name="P10" style:family="paragraph" style:parent-style-name="Text_20_body">
      <style:text-properties style:font-name="Fira Sans" officeooo:rsid="0023a87a" officeooo:paragraph-rsid="0023a87a"/>
    </style:style>
    <style:style style:name="P11" style:family="paragraph" style:parent-style-name="Text_20_body">
      <style:text-properties style:font-name="Fira Sans" officeooo:rsid="00263e41" officeooo:paragraph-rsid="00263e41"/>
    </style:style>
    <style:style style:name="P12" style:family="paragraph" style:parent-style-name="Text_20_body">
      <style:text-properties style:font-name="Fira Sans" officeooo:rsid="00270a00" officeooo:paragraph-rsid="00270a00"/>
    </style:style>
    <style:style style:name="P13" style:family="paragraph" style:parent-style-name="Text_20_body">
      <style:text-properties style:font-name="Fira Sans" fo:font-size="10pt" officeooo:rsid="002ab6cc" officeooo:paragraph-rsid="002b5607" style:font-size-asian="10pt" style:font-size-complex="10pt"/>
    </style:style>
    <style:style style:name="P14" style:family="paragraph" style:parent-style-name="Text_20_body">
      <style:text-properties style:font-name="Fira Sans" fo:font-size="10pt" officeooo:rsid="002b1509" officeooo:paragraph-rsid="002b5607" style:font-size-asian="10pt" style:font-size-complex="10pt"/>
    </style:style>
    <style:style style:name="P15" style:family="paragraph" style:parent-style-name="Text_20_body">
      <style:text-properties style:font-name="Fira Sans" officeooo:rsid="002d54dd" officeooo:paragraph-rsid="002d54dd"/>
    </style:style>
    <style:style style:name="P16" style:family="paragraph" style:parent-style-name="Text_20_body">
      <style:text-properties style:font-name="Fira Sans" officeooo:rsid="00345b10" officeooo:paragraph-rsid="00345b10"/>
    </style:style>
    <style:style style:name="P17" style:family="paragraph" style:parent-style-name="Text_20_body">
      <style:text-properties style:font-name="Fira Sans" officeooo:rsid="00380829" officeooo:paragraph-rsid="00380829"/>
    </style:style>
    <style:style style:name="P18" style:family="paragraph" style:parent-style-name="Text_20_body">
      <style:text-properties style:font-name="Fira Sans" officeooo:rsid="003dc224" officeooo:paragraph-rsid="003dc224"/>
    </style:style>
    <style:style style:name="P19" style:family="paragraph" style:parent-style-name="Text_20_body">
      <style:text-properties style:font-name="Fira Sans" officeooo:rsid="00396916" officeooo:paragraph-rsid="00396916"/>
    </style:style>
    <style:style style:name="P20" style:family="paragraph" style:parent-style-name="Text_20_body">
      <style:text-properties style:font-name="Fira Sans" officeooo:rsid="00396916" officeooo:paragraph-rsid="003a09ff"/>
    </style:style>
    <style:style style:name="P21" style:family="paragraph" style:parent-style-name="Text_20_body">
      <style:text-properties style:font-name="Fira Sans" officeooo:rsid="003a09ff" officeooo:paragraph-rsid="003a09ff"/>
    </style:style>
    <style:style style:name="P22" style:family="paragraph" style:parent-style-name="Text_20_body">
      <style:text-properties style:font-name="Fira Sans" officeooo:rsid="003c01ad" officeooo:paragraph-rsid="003c01ad"/>
    </style:style>
    <style:style style:name="P23" style:family="paragraph" style:parent-style-name="Text_20_body">
      <style:text-properties style:font-name="Fira Sans" officeooo:rsid="003d0268" officeooo:paragraph-rsid="003d0268"/>
    </style:style>
    <style:style style:name="P24" style:family="paragraph" style:parent-style-name="Text_20_body">
      <style:text-properties style:font-name="Fira Sans" officeooo:rsid="003dd3a5" officeooo:paragraph-rsid="003dd3a5"/>
    </style:style>
    <style:style style:name="P25" style:family="paragraph" style:parent-style-name="Text_20_body">
      <style:text-properties style:font-name="Fira Sans" officeooo:rsid="003eae4d" officeooo:paragraph-rsid="003eae4d"/>
    </style:style>
    <style:style style:name="P26" style:family="paragraph" style:parent-style-name="Text_20_body">
      <style:text-properties style:font-name="Fira Sans" officeooo:rsid="004412b5" officeooo:paragraph-rsid="004412b5"/>
    </style:style>
    <style:style style:name="P27" style:family="paragraph" style:parent-style-name="Text_20_body">
      <style:text-properties style:font-name="Fira Sans" officeooo:rsid="004ae8a8" officeooo:paragraph-rsid="004ae8a8"/>
    </style:style>
    <style:style style:name="P28" style:family="paragraph" style:parent-style-name="Text_20_body">
      <style:text-properties officeooo:rsid="003dd3a5" officeooo:paragraph-rsid="003dd3a5"/>
    </style:style>
    <style:style style:name="P29" style:family="paragraph" style:parent-style-name="Heading_20_1">
      <style:text-properties officeooo:rsid="004daeae" officeooo:paragraph-rsid="004f2df1"/>
    </style:style>
    <style:style style:name="P30" style:family="paragraph" style:parent-style-name="Heading_20_2">
      <style:text-properties style:font-name="Fira Sans" officeooo:paragraph-rsid="00391016"/>
    </style:style>
    <style:style style:name="P31" style:family="paragraph" style:parent-style-name="Heading_20_2">
      <style:text-properties style:font-name="Fira Sans" officeooo:rsid="003dc224" officeooo:paragraph-rsid="003dc224"/>
    </style:style>
    <style:style style:name="P32" style:family="paragraph" style:parent-style-name="Heading_20_2">
      <style:text-properties style:font-name="Fira Sans" officeooo:rsid="001b32b0" officeooo:paragraph-rsid="004f2df1"/>
    </style:style>
    <style:style style:name="P33" style:family="paragraph" style:parent-style-name="Standard">
      <style:text-properties style:font-name="Fira Sans" officeooo:rsid="001ea9a9" officeooo:paragraph-rsid="001ea9a9"/>
    </style:style>
    <style:style style:name="P34" style:family="paragraph" style:parent-style-name="Standard">
      <style:text-properties style:font-name="Fira Sans" officeooo:rsid="0051756f" officeooo:paragraph-rsid="0051756f"/>
    </style:style>
    <style:style style:name="P35" style:family="paragraph" style:parent-style-name="Standard">
      <style:text-properties style:font-name="Fira Sans" officeooo:rsid="001f9fa2" officeooo:paragraph-rsid="0051756f"/>
    </style:style>
    <style:style style:name="P36" style:family="paragraph" style:parent-style-name="Standard">
      <style:text-properties officeooo:paragraph-rsid="004fb259"/>
    </style:style>
    <style:style style:name="P37" style:family="paragraph" style:parent-style-name="Text_20_body">
      <style:text-properties officeooo:rsid="0052ca82" officeooo:paragraph-rsid="0052ca82"/>
    </style:style>
    <style:style style:name="P38" style:family="paragraph" style:parent-style-name="Text_20_body">
      <style:text-properties officeooo:rsid="005358c9" officeooo:paragraph-rsid="005358c9"/>
    </style:style>
    <style:style style:name="P39" style:family="paragraph" style:parent-style-name="Text_20_body">
      <style:text-properties officeooo:rsid="00550e50" officeooo:paragraph-rsid="00550e50"/>
    </style:style>
    <style:style style:name="T1" style:family="text">
      <style:text-properties officeooo:rsid="001996a7"/>
    </style:style>
    <style:style style:name="T2" style:family="text">
      <style:text-properties officeooo:rsid="0020aefa"/>
    </style:style>
    <style:style style:name="T3" style:family="text">
      <style:text-properties officeooo:rsid="002214a7"/>
    </style:style>
    <style:style style:name="T4" style:family="text">
      <style:text-properties officeooo:rsid="0023a87a"/>
    </style:style>
    <style:style style:name="T5" style:family="text">
      <style:text-properties officeooo:rsid="00263e41"/>
    </style:style>
    <style:style style:name="T6" style:family="text">
      <style:text-properties officeooo:rsid="00270a00"/>
    </style:style>
    <style:style style:name="T7" style:family="text">
      <style:text-properties officeooo:rsid="002993ce"/>
    </style:style>
    <style:style style:name="T8" style:family="text">
      <style:text-properties officeooo:rsid="002b1509"/>
    </style:style>
    <style:style style:name="T9" style:family="text">
      <style:text-properties officeooo:rsid="002b5607"/>
    </style:style>
    <style:style style:name="T10" style:family="text">
      <style:text-properties officeooo:rsid="002bdbde"/>
    </style:style>
    <style:style style:name="T11" style:family="text">
      <style:text-properties officeooo:rsid="002cedfe"/>
    </style:style>
    <style:style style:name="T12" style:family="text">
      <style:text-properties officeooo:rsid="002edf8e"/>
    </style:style>
    <style:style style:name="T13" style:family="text">
      <style:text-properties officeooo:rsid="0031d3ee"/>
    </style:style>
    <style:style style:name="T14" style:family="text">
      <style:text-properties officeooo:rsid="00345b10"/>
    </style:style>
    <style:style style:name="T15" style:family="text">
      <style:text-properties officeooo:rsid="0035581d"/>
    </style:style>
    <style:style style:name="T16" style:family="text">
      <style:text-properties officeooo:rsid="003646c6"/>
    </style:style>
    <style:style style:name="T17" style:family="text">
      <style:text-properties officeooo:rsid="003743d2"/>
    </style:style>
    <style:style style:name="T18" style:family="text">
      <style:text-properties officeooo:rsid="00380829"/>
    </style:style>
    <style:style style:name="T19" style:family="text">
      <style:text-properties officeooo:rsid="0038971d"/>
    </style:style>
    <style:style style:name="T20" style:family="text">
      <style:text-properties officeooo:rsid="00391016"/>
    </style:style>
    <style:style style:name="T21" style:family="text">
      <style:text-properties style:font-name="Fira Sans" officeooo:rsid="001b32b0"/>
    </style:style>
    <style:style style:name="T22" style:family="text">
      <style:text-properties style:font-name="Fira Sans" officeooo:rsid="004fb259"/>
    </style:style>
    <style:style style:name="T23" style:family="text">
      <style:text-properties style:font-name="Fira Sans" officeooo:rsid="004f2df1"/>
    </style:style>
    <style:style style:name="T24" style:family="text">
      <style:text-properties officeooo:rsid="003a09ff"/>
    </style:style>
    <style:style style:name="T25" style:family="text">
      <style:text-properties officeooo:rsid="003c01ad"/>
    </style:style>
    <style:style style:name="T26" style:family="text">
      <style:text-properties officeooo:rsid="003dc224"/>
    </style:style>
    <style:style style:name="T27" style:family="text">
      <style:text-properties officeooo:rsid="003feec5"/>
    </style:style>
    <style:style style:name="T28" style:family="text">
      <style:text-properties officeooo:rsid="004305e9"/>
    </style:style>
    <style:style style:name="T29" style:family="text">
      <style:text-properties fo:font-weight="bold" style:font-weight-asian="bold" style:font-weight-complex="bold"/>
    </style:style>
    <style:style style:name="T30" style:family="text">
      <style:text-properties officeooo:rsid="004ae8a8"/>
    </style:style>
    <style:style style:name="T31" style:family="text">
      <style:text-properties officeooo:rsid="004b8e2a"/>
    </style:style>
    <style:style style:name="T32" style:family="text">
      <style:text-properties officeooo:rsid="00396916"/>
    </style:style>
    <style:style style:name="T33" style:family="text">
      <style:text-properties officeooo:rsid="004f2df1"/>
    </style:style>
    <style:style style:name="T34" style:family="text">
      <style:text-properties officeooo:rsid="0051756f"/>
    </style:style>
    <style:style style:name="T35" style:family="text">
      <style:text-properties officeooo:rsid="005358c9"/>
    </style:style>
    <style:style style:name="T36" style:family="text">
      <style:text-properties officeooo:rsid="00550e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epts have never been placed at the center of design. </text:p>
      <text:p text:style-name="P1"/>
      <text:p text:style-name="P1">The book is ambitious in the sense that the author writes that he wrote the book for anyone interested in <text:s/>software, in design, or in usability. Not assuming knowledge of computer science or programming further expands the book’s reach.</text:p>
      <text:p text:style-name="P1"/>
      <text:p text:style-name="P2">The author presents three goals he had in mind while writing, namely, <text:span text:style-name="T29">to present software creators concepts</text:span> they can immediately use, <text:span text:style-name="T29">to provide a fresh view of software</text:span> as a systematic composition of concepts, and <text:span text:style-name="T29">to convince us that the design of software is a rewarding and intellectually rich field</text:span>. I will <text:span text:style-name="T1">reflect on the book as I read it through the lens of how well the author fulfills his three goals. </text:span></text:p>
      <text:p text:style-name="P2"/>
      <text:p text:style-name="P3">I appreciate the author’s desire to make the body of the book as short as possible. By leaving bibliographic and additional information in endnotes, he almost writes two books—one for the casual reader, and one for the skeptic who may want to challenge almost everything claimed. (I am perhaps less convinced by the need to have four distinct indices of items.)</text:p>
      <text:p text:style-name="P3"/>
      <text:p text:style-name="P4">Jackson asserts that we should all become “micromaniacs”, that we should all focus on tiny details that can be powerfully generalized.</text:p>
      <text:p text:style-name="P4"/>
      <text:h text:style-name="P29" text:outline-level="1">Part 1 -- motivations</text:h>
      <text:h text:style-name="P32" text:outline-level="2">Chapter 1 – why I wrote this book</text:h>
      <text:p text:style-name="P36"><text:span text:style-name="T21">J</text:span><text:span text:style-name="T23">ackson opens the first chapter of the book by explaining his passion for design—shaping some artifact to meet a human need. </text:span><text:span text:style-name="T22">(</text:span><text:span text:style-name="T21">Christopher Alexander says that design is about creating forms to fit contexts.</text:span><text:span text:style-name="T22">)</text:span><text:span text:style-name="T21"> </text:span><text:span text:style-name="T22">Jackson</text:span><text:span text:style-name="T23"> tells the reader that the main research of the 30 years after his PhD is Alloy, a language “for describing software designs and analyzing them automatically”. </text:span><text:span text:style-name="T22">He wants to show the reader why some software products seem natural, while others seem stilted or wrong.</text:span></text:p>
      <text:p text:style-name="P4"/>
      <text:p text:style-name="P5">Jackson asserts that the pursuit of empiricism in HCI and software engineering appears to have come from a desire for respectability. Of course, whenever a metric is used to judge some generally correlated but hidden quality, there is a risk that measures optimize the metric at the cost of improving the hidden quality. Jackson writes that this is exactly what happened: researchers moved toward less ambitious projects that were easier to evaluate.</text:p>
      <text:p text:style-name="P5"/>
      <text:p text:style-name="P6">Jackson asserts that he has not encountered any books that talk specifically about particular designs and the process by which the designer arrived at her design. Design thinking is, at its heart, domain-independent. It is then widely applicable, but simultaneously does not say much about any particular domain. </text:p>
      <text:p text:style-name="P6"/>
      <text:p text:style-name="P7">Jackson <text:span text:style-name="T34">admits that he used</text:span> to underestimate the value of writing down a design. He uses thirty years of experience to conclude that the greatest determinant of success when it <text:soft-page-break/>comes to developing software is whether the developer knows what she is doing. <text:span text:style-name="T2">If there is a problem with the software, it is easy for the developer with the clear head to fix it.</text:span></text:p>
      <text:p text:style-name="P7"/>
      <text:p text:style-name="P34">The hallmark of great software is clarity<text:span text:style-name="T33">—</text:span>incredible clarity of purpose, of design. Starting from the 1960s, “conceptual models” have been recognized for their importance. </text:p>
      <text:p text:style-name="P34"/>
      <text:p text:style-name="P35">Conceptual models<text:span text:style-name="T33">—</text:span>what model does the user have in her head? What can we do with it? Is it a useful tool with which to consider the software itself? <text:span text:style-name="T2">It is always an option to convey the software’s conceptual model to the user, but </text:span><text:span text:style-name="T34">the user’s conceptual model can be a subject of design in its own right.</text:span></text:p>
      <text:p text:style-name="P3"/>
      <text:p text:style-name="Standard">In this chapter, Jackson uses his own experience and history to show the importance of good design and clear concepts. He does not directly present the reader with a list of takeaways that they can start using immediately as he does at the end of future chapters, but I thought the main point for designers was to know clearly what they are doing<text:span text:style-name="T33">—</text:span>clarity is the best sign of success.</text:p>
      <text:p text:style-name="P34"/>
      <text:h text:style-name="Heading_20_2" text:outline-level="2">Chapter 2 – Discovering concepts</text:h>
      <text:p text:style-name="P37">Concepts can be understood independently of each other even though they can also work in tandem. (Jackson defines a concept as a “self-contained unit of functionality”.) Concepts take advantage of preexisting knowledge in different domains, so that a user can find less friction or get up to speed more quickly. <text:span text:style-name="T35">An app with familiar concepts, programmed correctly and faithfully represented in the user interface, is likely to be easy to use. Conversely, an app with clunky concepts is unlikely to work well.</text:span></text:p>
      <text:p text:style-name="P38">The evaluation of concepts often involves seeing failure, because Jackson asserts that we humans often do not appreciate something that works until it breaks. <text:span text:style-name="T36">The idea of concepts is simple, and embracing concepts will lead to better software.</text:span></text:p>
      <text:p text:style-name="P39">Jackson brings up the example of Backblaze, a software that copies files to back them up. He says that </text:p>
      <text:p text:style-name="P3"/>
      <text:h text:style-name="Heading_20_1" text:outline-level="1">Part 3: Principles.</text:h>
      <text:h text:style-name="Heading_20_2" text:outline-level="2">Chapter 9. <text:span text:style-name="T3">Concept specificity</text:span></text:h>
      <text:p text:style-name="P8">Jackson asserts that concepts and purposes should correspond one-to-one. (Every software purpose should have a concept that does something with it.) In particular, each concept should fulfil at most one purpose. </text:p>
      <text:p text:style-name="P8">If a purpose lacks an associated concept, it is possible that the concept <text:span text:style-name="T4">represents a difficult challenge (e.g. with email protocols that don’t support authentication. Additional </text:span><text:soft-page-break/><text:span text:style-name="T4">examples Jackson gives includes deletion warnings for backed-up files, and the inability in some applications to apply styles/consistent formatting to all instances of a text type.)</text:span></text:p>
      <text:p text:style-name="P9">The author defines “redundant concepts” as concepts that share a purpose with another concept. <text:span text:style-name="T5">He uses Gmail categories as an example, explaining the failure of Gmail categories to become popular as because Gmail labels already fulfill the same function. Another example he raises is Zoom broadcasts</text:span><text:span text:style-name="T6">—messages to everyone when they are in breakout rooms—</text:span><text:span text:style-name="T5">potentially better implemented as an extension of chat. </text:span></text:p>
      <text:p text:style-name="P12">The author says that in some ways, overloaded concepts are more interesting. This is when a concept has multiple purposes, the main problem with which is that the purposes may pull in contrary directions, leaving a concept that does not fully satisfy either purpose. <text:span text:style-name="T7">The author divides overloading among four classes: false convergence, denied purposes, emergent purposes, and piggybacking. </text:span></text:p>
      <text:p text:style-name="P13">(1) False convergence is when a concept serves two concepts that are mistakenly thought to be the same<text:span text:style-name="T6">—</text:span><text:span text:style-name="T9">the solution is to articulate purposes clearly. </text:span><text:span text:style-name="T10">The example given is Facebook Likes.</text:span></text:p>
      <text:p text:style-name="P13">(2) Denied purposes are purposes that <text:span text:style-name="T8">the developers ignored</text:span><text:span text:style-name="T6">—</text:span><text:span text:style-name="T9">the solution is to take the user’s feedback seriously. </text:span><text:span text:style-name="T10">The examples given are Twitter’s favorite concept and the misuse of Git as a backup tool.</text:span></text:p>
      <text:p text:style-name="P14">(3) Emergent purposes are new purposes for old concepts<text:span text:style-name="T6">—</text:span><text:span text:style-name="T9">the solution is to be willing to </text:span><text:span text:style-name="T6">recogni</text:span><text:span text:style-name="T9">ze </text:span><text:span text:style-name="T6">emergent purposes as they arise. </text:span><text:span text:style-name="T10">The example given is listserv software adding prefixes to email subjects.</text:span></text:p>
      <text:p text:style-name="P14">(4) Piggybacking is when an existing concept is adapted to accommodate a new purpose<text:span text:style-name="T6">—</text:span><text:span text:style-name="T9">the solution is simply not to “optimize” like this. </text:span><text:span text:style-name="T10">The example</text:span><text:span text:style-name="T11">s</text:span><text:span text:style-name="T10"> given </text:span><text:span text:style-name="T11">are</text:span><text:span text:style-name="T10"> Epson’</text:span><text:span text:style-name="T11">s</text:span><text:span text:style-name="T10"> binding paper size to paper feed, </text:span><text:span text:style-name="T11">and Fujifilm’s aspect ratios being tied with image size.</text:span></text:p>
      <text:p text:style-name="P15">Jackson also mentions purpose <text:span text:style-name="T12">coherence as a tool to judge when any purpose would be more profitably split up into two. </text:span><text:span text:style-name="T13">For example, can a purpose be reformulated without multiple parts? </text:span><text:span text:style-name="T14">Do both both purposes actually benefit the same stakeholders? Can we imagine a scenario when a user may want one purpose and not another?</text:span></text:p>
      <text:p text:style-name="P16"><text:span text:style-name="T18">(</text:span>Jackson uses the scenario of Facebook “Like” buttons as a purpose that does not work well with the coherence criteria. Users may want to use them both to express an emotion or reaction, but Facebook also uses “Likes” to determine what you are shown, <text:span text:style-name="T15">as well as to build up a profile of you for advertisers.</text:span><text:span text:style-name="T18">)</text:span></text:p>
      <text:p text:style-name="P17">A sign that a split is logical is that new concepts already exist (in other applications etc.)</text:p>
      <text:p text:style-name="P17">A theme that runs through this chapter is that often the interests of the user do not coincide with those of <text:span text:style-name="T19">the developer or service provider (e.g. Facebook would not want to provide users distinct tools for curating their feeds and for telling advertisers what types of ads they enjoy seeing.)</text:span></text:p>
      <text:p text:style-name="P11">One concern I have with the one-to-one concept-to-purpose principle is that it may be the case that it may be impossible for two purposes not to have any overlap, when it would be rather difficult for the concepts not to overlap or to be “redundant”. <text:span text:style-name="T16">Additionally, Jackson </text:span><text:soft-page-break/><text:span text:style-name="T16">admits that he cannot find an </text:span><text:span text:style-name="T17">entirely satisfactory </text:span><text:span text:style-name="T16">alternative to the purpose of “reacting to posts” though, </text:span><text:span text:style-name="T17">even though he also suggests splitting “likes” into reaction, recommendation, and profiling concepts. </text:span></text:p>
      <text:p text:style-name="P10">In this chapter, Jackson does lead the reader to think about software as an interconnected web of concepts, and with the one-to-one correspondence, the concepts may become more <text:s/><text:span text:style-name="T19">obvious. Additionally, I think that Jackson largely succeeds in giving us a fresh view of software as interconnected concepts, especially with the bold assertion that each concept should correspond to only one purpose. </text:span><text:span text:style-name="T20">(This subverts the typical instinct of developers to “optimize” whenever possible.) And of course, in the conclusion of the chapter, Jackson provides his readers with a list of suggestions. (Suggestions like “Compare each of your concepts pairwise” may work well for simple applications, but may require significantly more effort with a greater number of concepts.) </text:span></text:p>
      <text:h text:style-name="P30" text:outline-level="2">Chapter <text:span text:style-name="T20">10</text:span>. <text:span text:style-name="T3">Concept </text:span><text:span text:style-name="T20">familiarity</text:span></text:h>
      <text:p text:style-name="P19">Spontaneous inspiration is often insight drawn from years of experience. Or, at least, this is what Jackson asserts. The experienced designer uses “standard solutions”, only thinking of something new when necessary. This is similar to the advice to programmers to be very familiar with the standard library, or the advice to performing musicians to practice their scales and arpeggios—standard sequences of notes musicians encounter every day. </text:p>
      <text:p text:style-name="P20">Being able to extract reusable fragments from from the lessons of previous designs is important, just as the student needs to extract knowledge from their readings and lectures. Jackson reiterates that “A concept is a particular solution to a particular design problem”—not a general problem, and not a problem that has not been well formulated. <text:span text:style-name="T24">Specificity has its benefits!</text:span></text:p>
      <text:p text:style-name="P21">The author presents an additional drawback of “reinventing the wheel” when it comes to concepts, aside from wasted developer time and effort<text:span text:style-name="T32">—</text:span>user confusion. After all, users are likely to become confused when they don’t see the concept they expect. </text:p>
      <text:p text:style-name="P21">Jackson points out that concept reuse is ubiquitous, almost to the point that all social media sites are functionally equivalent. <text:span text:style-name="T25">Of course, the same concept may be known under different names in different places (c.f. channel in IRC, group in WhatsApp).</text:span></text:p>
      <text:p text:style-name="P22">In general, when it comes to the decision between reusing a general concept and devising a new one, tend towards reusing the general concept, perhaps with clarifications. </text:p>
      <text:p text:style-name="P22">Jackson compares the “slide group” concept of Apple Keynote with the “section” concept of MS Powerpoint, and seemingly prefers the Keynote concept. “Slide groups” in Keynote are not limited to one level of depth, and are more intuitive to use. Part of Keynote’s superior design is due to Apple basing the concept of “slide group” on the older “outline tree” concept.</text:p>
      <text:p text:style-name="P22"><text:soft-page-break/>It is important that users be able to guess what a command will do before it is done. (Intuitive is good.)</text:p>
      <text:p text:style-name="P23">Presets are important to users because they save users from repeatedly entering the same parameters for <text:s/>a frequently used command. <text:span text:style-name="T26">However, they should be intuitive to use, and the user should have a good idea what they are doing when they use presets.</text:span></text:p>
      <text:p text:style-name="P23"><text:span text:style-name="T26">(</text:span>It is interesting, I feel, that a given application might have a well-designed preset for one purpose, and a poorly-designed present for another. Jackson tells us that the printing, editing, and importing/exporting images presets of Adobe Lightroom work very well, but details why the presets for exporting files is confusing.<text:span text:style-name="T26">)</text:span></text:p>
      <text:p text:style-name="P18">Jackson suggests that if a concept looks like a generic concept, it should act like that generic concept except when there are good reasons to deviate and exactly how that concept differs is clear. Combined with Jackson suggesting using generic concepts as much as possible, it seems that he is encouraging the rise of a world in which all software acts the same. This might be good for users, because they can spend less time reading software manuals, and everything would just work naturally, and might also be good for developers, who can simply guarantee user satisfaction with the “tried and true”. However, it would be an awful shame from a creative perspective if the loss of innovation were absolute. Perhaps it would be best if there were a way for innovation to occur without causing user confusion (user studies, perhaps? xD).</text:p>
      <text:p text:style-name="P18"/>
      <text:h text:style-name="P31" text:outline-level="2">Chapter <text:span text:style-name="T20">1</text:span>1. <text:span text:style-name="T3">Concept </text:span>integrity</text:h>
      <text:p text:style-name="P18">Jackson suggests that the integrity of a concept must be preserved when multiple concepts are combined or juxtaposed. </text:p>
      <text:p text:style-name="P24">The author brings up the example of a system of restaurant reservations and restaurant reviews that might be hijacked by a restaurateur who wished to sneakily retaliate against customers who leave poor reviews. If she were to ensure that a customer’s reservation would be silently dropped if they previously left a negative review, this would break the concept of reserving a table (a reservation that is not canceled should not disappear without informing the user). However, if the customer is informed of the cancellation of her reservation, integrity is not violated because the reservation concept is indifferent as to who cancels an order. </text:p>
      <text:p text:style-name="P25">Jackson also brings up how the implementers of word processors were able to maintain both “format toggling” and “typeface” by having a different font file for each combination of bold or not and italic or not. <text:span text:style-name="T27">Format toggling, however, does not work after modern fonts began including many more font weights, because there are too many combinations for individual files to be practical. </text:span><text:span text:style-name="T28">Jackson ends with a sad anecdote about somebody who inadvertently deletes backed-up files from Google Drive because of confusing design </text:span><text:soft-page-break/><text:span text:style-name="T28">(Google Drive synchronizer sometimes only creates a file that contains just a link to the file in the cloud).</text:span></text:p>
      <text:p text:style-name="P26">In this chapter, Jackson <text:span text:style-name="T30">obviously presents us ideas that we can immediately use, the most salient being the idea that the integrity of a concept must be preserved when that concept is composed and synchronized with another concept. </text:span><text:span text:style-name="T31">He asks us to, at the very least, convince ourselves that every possible interaction between concepts can be viewed as a synchronization, although I think that this would need to become more systematic and formal as the number of concepts, and hence the number of possible pairings increases. </text:span><text:span text:style-name="T30">In this chapter, Jackson does not convince the reader that software should be a systematic composition of concepts less than he simply assumes that by this point in the book, the reader should agree. Neither does Jackson truly aim in this chapter to show that design of software is a rewarding and intellectually rich field, again, because he assumes this already by this point.</text:span></text:p>
      <text:p text:style-name="P27">What I found surprising in this chapter is that even luminaries and big companies, including the likes of Google, fail to always adhere to what I had assumed were logical or even obvious principles. Of course it is important for a user to be fully informed about the consequences of their actions, especially when their mental models of how the software should work are <text:span text:style-name="T31">violated by inconsistent design. While some might find it daunting to consider that even the most successful of companies have stumbled, I take the more optimistic view that those companies have done the hard work of finding problems for us.</text:span></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ira Sans" fo:font-family="'Fira Sans'" style:font-family-generic="swiss" style:font-pitch="variable" officeooo:rsid="0051756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Fira Sans" fo:font-family="'Fira San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Fira Sans" fo:font-family="'Fira Sans'" style:font-family-generic="swiss" style:font-pitch="variable"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eorge Wang</meta:initial-creator>
    <meta:creation-date>2022-10-20T22:21:54.211240620</meta:creation-date>
    <meta:generator>LibreOffice/7.3.6.2$Linux_X86_64 LibreOffice_project/30$Build-2</meta:generator>
    <dc:date>2022-10-26T23:33:33.193261821</dc:date>
    <dc:creator>George Wang</dc:creator>
    <meta:editing-duration>PT8H25M39S</meta:editing-duration>
    <meta:editing-cycles>40</meta:editing-cycles>
    <meta:document-statistic meta:table-count="0" meta:image-count="0" meta:object-count="0" meta:page-count="6" meta:paragraph-count="51" meta:word-count="2536" meta:character-count="15493" meta:non-whitespace-character-count="13002"/>
  </office:meta>
</office:document-meta>
</file>